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0.97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2.164cm"/>
    </style:style>
    <style:style style:name="co11" style:family="table-column">
      <style:table-column-properties fo:break-before="auto" style:column-width="1.831cm"/>
    </style:style>
    <style:style style:name="co12" style:family="table-column">
      <style:table-column-properties fo:break-before="auto" style:column-width="7.29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>
      <style:text-properties style:text-underline-style="none"/>
    </style:style>
  </office:automatic-styles>
  <office:body>
    <office:spreadsheet>
      <table:table table:name="Tes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7" table:number-columns-repeated="1007" table:default-cell-style-name="Default"/>
        <table:table-row table:style-name="ro1">
          <table:table-cell table:style-name="ce1" office:value-type="string">
            <text:p>Transmitter</text:p>
          </table:table-cell>
          <table:table-cell table:style-name="ce1" office:value-type="string">
            <text:p>Receiver</text:p>
          </table:table-cell>
          <table:table-cell table:style-name="ce1" office:value-type="string">
            <text:p>Tr Power</text:p>
          </table:table-cell>
          <table:table-cell table:style-name="ce1" office:value-type="string">
            <text:p>Rec Power</text:p>
          </table:table-cell>
          <table:table-cell table:style-name="ce1" office:value-type="string">
            <text:p>Adapter</text:p>
          </table:table-cell>
          <table:table-cell table:style-name="ce1" office:value-type="string">
            <text:p>pipe</text:p>
          </table:table-cell>
          <table:table-cell table:style-name="ce1" office:value-type="string">
            <text:p>chan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power</text:p>
          </table:table-cell>
          <table:table-cell table:style-name="ce1" office:value-type="string">
            <text:p>Acks</text:p>
          </table:table-cell>
          <table:table-cell table:style-name="ce1" office:value-type="string">
            <text:p>delay</text:p>
          </table:table-cell>
          <table:table-cell table:style-name="ce1" office:value-type="string">
            <text:p>retransmissions</text:p>
          </table:table-cell>
          <table:table-cell table:style-name="ce1" office:value-type="string">
            <text:p>distance (cm)</text:p>
          </table:table-cell>
          <table:table-cell table:style-name="ce1" office:value-type="string">
            <text:p>received</text:p>
          </table:table-cell>
          <table:table-cell table:style-name="ce1" office:value-type="string">
            <text:p>transmitted</text:p>
          </table:table-cell>
          <table:table-cell table:style-name="ce1" office:value-type="string">
            <text:p><text:s/>% received</text:p>
          </table:table-cell>
          <table:table-cell table:style-name="ce1" office:value-type="string">
            <text:p>observations</text:p>
          </table:table-cell>
          <table:table-cell table:style-name="ce1" table:number-columns-repeated="1007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style-name="Default" table:formula="of:=[.N2]/[.O2]*100" office:value-type="float" office:value="52">
            <text:p>52</text:p>
          </table:table-cell>
          <table:table-cell table:number-columns-repeated="1008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table:style-name="Default" table:formula="of:=[.N3]/[.O3]*100" office:value-type="float" office:value="36">
            <text:p>36</text:p>
          </table:table-cell>
          <table:table-cell table:number-columns-repeated="1008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table:formula="of:=[.N4]/[.O4]*100" office:value-type="float" office:value="96.6666666666667">
            <text:p>96.7</text:p>
          </table:table-cell>
          <table:table-cell table:number-columns-repeated="1008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style-name="Default" table:formula="of:=[.N5]/[.O5]*100" office:value-type="float" office:value="59">
            <text:p>59</text:p>
          </table:table-cell>
          <table:table-cell office:value-type="string">
            <text:p>different day, other results !</text:p>
          </table:table-cell>
          <table:table-cell table:number-columns-repeated="1007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formula="of:=[.N6]/[.O6]*100" office:value-type="float" office:value="73.8095238095238">
            <text:p>73.8</text:p>
          </table:table-cell>
          <table:table-cell office:value-type="string">
            <text:p>crashes</text:p>
          </table:table-cell>
          <table:table-cell table:number-columns-repeated="1007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table:formula="of:=[.N7]/[.O7]*100" office:value-type="float" office:value="97">
            <text:p>97.0</text:p>
          </table:table-cell>
          <table:table-cell table:number-columns-repeated="1008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220">
            <text:p>220</text:p>
          </table:table-cell>
          <table:table-cell table:formula="of:=[.N8]/[.O8]*100" office:value-type="float" office:value="100">
            <text:p>100.0</text:p>
          </table:table-cell>
          <table:table-cell table:number-columns-repeated="1008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6db</text:p>
          </table:table-cell>
          <table:table-cell office:value-type="string">
            <text:p>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203">
            <text:p>203</text:p>
          </table:table-cell>
          <table:table-cell table:formula="of:=[.N9]/[.O9]*100" office:value-type="float" office:value="98.5221674876847">
            <text:p>98.5</text:p>
          </table:table-cell>
          <table:table-cell table:number-columns-repeated="1008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18db</text:p>
          </table:table-cell>
          <table:table-cell office:value-type="string">
            <text:p>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table:formula="of:=[.N10]/[.O10]*100" office:value-type="float" office:value="96">
            <text:p>96.0</text:p>
          </table:table-cell>
          <table:table-cell table:number-columns-repeated="1008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table:formula="of:=[.N11]/[.O11]*100" office:value-type="float" office:value="98.6666666666667">
            <text:p>98.7</text:p>
          </table:table-cell>
          <table:table-cell table:number-columns-repeated="1008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table:formula="of:=[.N12]/[.O12]*100" office:value-type="float" office:value="51.7241379310345">
            <text:p>51.7</text:p>
          </table:table-cell>
          <table:table-cell table:number-columns-repeated="1008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USB</text:p>
          </table:table-cell>
          <table:table-cell office:value-type="string">
            <text:p>2 AA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table:formula="of:=[.N13]/[.O13]*100" office:value-type="float" office:value="97">
            <text:p>97.0</text:p>
          </table:table-cell>
          <table:table-cell office:value-type="string">
            <text:p>same as before, but node on USB power sending to node on batteries power</text:p>
          </table:table-cell>
          <table:table-cell table:number-columns-repeated="1007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table:formula="of:=[.N14]/[.O14]*100" office:value-type="float" office:value="70">
            <text:p>70.0</text:p>
          </table:table-cell>
          <table:table-cell office:value-type="string">
            <text:p>same as line 12 but with a 10uF condenser</text:p>
          </table:table-cell>
          <table:table-cell table:number-columns-repeated="1007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table:formula="of:=[.N15]/[.O15]*100" office:value-type="float" office:value="61.7283950617284">
            <text:p>61.7</text:p>
          </table:table-cell>
          <table:table-cell table:number-columns-repeated="1008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ff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table:formula="of:=[.N16]/[.O16]*100" office:value-type="float" office:value="36">
            <text:p>36.0</text:p>
          </table:table-cell>
          <table:table-cell table:number-columns-repeated="1008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USB</text:p>
          </table:table-cell>
          <table:table-cell office:value-type="string">
            <text:p>2 AA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ff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table:formula="of:=[.N17]/[.O17]*100" office:value-type="float" office:value="76">
            <text:p>76.0</text:p>
          </table:table-cell>
          <table:table-cell office:value-type="string">
            <text:p>same as above but with inverted roles</text:p>
          </table:table-cell>
          <table:table-cell table:number-columns-repeated="1007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table:formula="of:=[.N18]/[.O18]*100" office:value-type="float" office:value="96">
            <text:p>96.0</text:p>
          </table:table-cell>
          <table:table-cell table:number-columns-repeated="1008"/>
        </table:table-row>
        <table:table-row table:style-name="ro2">
          <table:table-cell table:number-columns-repeated="15"/>
          <table:table-cell table:style-name="Default"/>
          <table:table-cell table:number-columns-repeated="1008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1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547">
            <text:p>547</text:p>
          </table:table-cell>
          <table:table-cell table:formula="of:=[.N20]/[.O20]*100" office:value-type="float" office:value="3.10786106032907">
            <text:p>3.1</text:p>
          </table:table-cell>
          <table:table-cell table:number-columns-repeated="1008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1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27+55" office:value-type="float" office:value="82">
            <text:p>82</text:p>
          </table:table-cell>
          <table:table-cell table:formula="of:=[.N21]/[.O21]*100" office:value-type="float" office:value="2.4390243902439">
            <text:p>2.4</text:p>
          </table:table-cell>
          <table:table-cell office:value-type="string">
            <text:p>crashed</text:p>
          </table:table-cell>
          <table:table-cell table:number-columns-repeated="1007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table:number-columns-repeated="10"/>
          <table:table-cell table:style-name="Default"/>
          <table:table-cell table:number-columns-repeated="1008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250K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table:formula="of:=[.N23]/[.O23]*100" office:value-type="float" office:value="0.900900900900901">
            <text:p>0.9</text:p>
          </table:table-cell>
          <table:table-cell table:number-columns-repeated="1008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250K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formula="of:=[.N24]/[.O24]*100" office:value-type="float" office:value="4.6875">
            <text:p>4.7</text:p>
          </table:table-cell>
          <table:table-cell office:value-type="string">
            <text:p>crashed</text:p>
          </table:table-cell>
          <table:table-cell table:number-columns-repeated="1007"/>
        </table:table-row>
        <table:table-row table:style-name="ro2">
          <table:table-cell table:number-columns-repeated="15"/>
          <table:table-cell table:style-name="Default"/>
          <table:table-cell table:number-columns-repeated="1008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formula="of:=[.N26]/[.O26]*100" office:value-type="float" office:value="97.2222222222222">
            <text:p>97.2</text:p>
          </table:table-cell>
          <table:table-cell table:number-columns-repeated="1008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0">
            <text:p>30</text:p>
          </table:table-cell>
          <table:table-cell table:formula="of:=[.N27]/[.O27]*100" office:value-type="float" office:value="100">
            <text:p>100.0</text:p>
          </table:table-cell>
          <table:table-cell table:number-columns-repeated="1008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5">
            <text:p>35</text:p>
          </table:table-cell>
          <table:table-cell table:formula="of:=[.N28]/[.O28]*100" office:value-type="float" office:value="100">
            <text:p>100.0</text:p>
          </table:table-cell>
          <table:table-cell office:value-type="string">
            <text:p>Same as previous with closed door</text:p>
          </table:table-cell>
          <table:table-cell table:number-columns-repeated="1007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000">
            <text:p>10000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formula="of:=[.N29]/[.O29]*100" office:value-type="float" office:value="97.5">
            <text:p>97.5</text:p>
          </table:table-cell>
          <table:table-cell table:style-name="ce3" office:value-type="string">
            <text:p>with walls in between</text:p>
          </table:table-cell>
          <table:table-cell table:number-columns-repeated="1007"/>
        </table:table-row>
        <table:table-row table:style-name="ro2">
          <table:table-cell table:number-columns-repeated="2" office:value-type="string">
            <text:p>Custom</text:p>
          </table:table-cell>
          <table:table-cell office:value-type="string">
            <text:p>2 AA</text:p>
          </table:table-cell>
          <table:table-cell office:value-type="string">
            <text:p>USB</text:p>
          </table:table-cell>
          <table:table-cell office:value-type="string">
            <text:p>Custom, 100uF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000">
            <text:p>1000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formula="of:=[.N30]/[.O30]*100" office:value-type="float" office:value="97.8260869565217">
            <text:p>97.8</text:p>
          </table:table-cell>
          <table:table-cell office:value-type="string">
            <text:p>with even mode walls in between</text:p>
          </table:table-cell>
          <table:table-cell table:number-columns-repeated="1007"/>
        </table:table-row>
        <table:table-row table:style-name="ro2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 office:value-type="string">
            <text:p>Custom</text:p>
          </table:table-cell>
          <table:table-cell office:value-type="string">
            <text:p>MiniPro 3.3 8Mhz</text:p>
          </table:table-cell>
          <table:table-cell office:value-type="string">
            <text:p>Arduino USB</text:p>
          </table:table-cell>
          <table:table-cell office:value-type="string">
            <text:p>USB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2" office:value-type="float" office:value="465">
            <text:p>465</text:p>
          </table:table-cell>
          <table:table-cell table:formula="of:=[.N32]/[.O32]*100" office:value-type="float" office:value="100">
            <text:p>100.0</text:p>
          </table:table-cell>
          <table:table-cell office:value-type="string">
            <text:p>but transmitter detects 5 lost packets</text:p>
          </table:table-cell>
          <table:table-cell table:number-columns-repeated="1007"/>
        </table:table-row>
        <table:table-row table:style-name="ro1">
          <table:table-cell office:value-type="string">
            <text:p>MiniPro 3.3 8Mhz</text:p>
          </table:table-cell>
          <table:table-cell office:value-type="string">
            <text:p>Custom</text:p>
          </table:table-cell>
          <table:table-cell office:value-type="string">
            <text:p>USB</text:p>
          </table:table-cell>
          <table:table-cell office:value-type="string">
            <text:p>Arduino USB</text:p>
          </table:table-cell>
          <table:table-cell office:value-type="string">
            <text:p>Arduino USB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table:formula="of:=[.N33]/[.O33]*100" office:value-type="float" office:value="98.6842105263158">
            <text:p>98.7</text:p>
          </table:table-cell>
          <table:table-cell office:value-type="string">
            <text:p>transmitter detects some lost packets</text:p>
          </table:table-cell>
          <table:table-cell table:number-columns-repeated="1007"/>
        </table:table-row>
        <table:table-row table:style-name="ro1">
          <table:table-cell office:value-type="string">
            <text:p>Custom</text:p>
          </table:table-cell>
          <table:table-cell office:value-type="string">
            <text:p>MiniPro 3.3 8Mhz</text:p>
          </table:table-cell>
          <table:table-cell office:value-type="string">
            <text:p>Arduino USB</text:p>
          </table:table-cell>
          <table:table-cell office:value-type="string">
            <text:p>USB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2" office:value-type="float" office:value="150">
            <text:p>150</text:p>
          </table:table-cell>
          <table:table-cell table:formula="of:=[.N34]/[.O34]*100" office:value-type="float" office:value="100">
            <text:p>100.0</text:p>
          </table:table-cell>
          <table:table-cell office:value-type="string">
            <text:p>Same as before, but on another day. The transmitter detects no lost packets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Custom</text:p>
          </table:table-cell>
          <table:table-cell table:number-columns-repeated="2" office:value-type="string">
            <text:p>USB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78">
            <text:p>378</text:p>
          </table:table-cell>
          <table:table-cell office:value-type="float" office:value="380">
            <text:p>380</text:p>
          </table:table-cell>
          <table:table-cell table:formula="of:=[.N35]/[.O35]*100" office:value-type="float" office:value="99.4736842105263">
            <text:p>99.5</text:p>
          </table:table-cell>
          <table:table-cell office:value-type="string">
            <text:p>some ACKs (4 over 380) get lost at sender</text:p>
          </table:table-cell>
          <table:table-cell table:number-columns-repeated="1007"/>
        </table:table-row>
        <table:table-row table:style-name="ro1">
          <table:table-cell office:value-type="string">
            <text:p>Custom</text:p>
          </table:table-cell>
          <table:table-cell office:value-type="string">
            <text:p>MiniPro 3.3 8Mhz</text:p>
          </table:table-cell>
          <table:table-cell table:number-columns-repeated="2" office:value-type="string">
            <text:p>USB</text:p>
          </table:table-cell>
          <table:table-cell office:value-type="string">
            <text:p>Custom, 10uF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2Mbs</text:p>
          </table:table-cell>
          <table:table-cell office:value-type="string">
            <text:p>0db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table:formula="of:=[.N36]/[.O36]*100" office:value-type="float" office:value="99.9000999000999">
            <text:p>99.9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12/09/2014</text:date>, <text:time>19:14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Salvi</meta:initial-creator>
    <meta:creation-date>2014-06-24T10:01:26.64</meta:creation-date>
    <dc:date>2014-09-12T19:14:49.53</dc:date>
    <dc:creator>Dario Salvi</dc:creator>
    <meta:editing-duration>P2DT10H47M36S</meta:editing-duration>
    <meta:editing-cycles>18</meta:editing-cycles>
    <meta:generator>OpenOffice/4.1.0$Win32 OpenOffice.org_project/410m18$Build-9764</meta:generator>
    <meta:document-statistic meta:table-count="1" meta:cell-count="532" meta:object-count="0"/>
  </office:meta>
</office:document-meta>
</file>